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bin Charpentier</text:p>
      <text:p text:style-name="P1"/>
      <text:p text:style-name="P1"/>
      <text:p text:style-name="P3">Data:</text:p>
      <text:p text:style-name="P2">1. Decrypted: caesarswifemustbeabovesuspicion</text:p>
      <text:p text:style-name="P2"><text:s text:c="4"/>Duration: 0.001377</text:p>
      <text:p text:style-name="P2"><text:s text:c="4"/>Key Length: 2</text:p>
      <text:p text:style-name="P2"/>
      <text:p text:style-name="P2">2. Decrypted:</text:p>
      <text:p text:style-name="P2">fortunewhichhasagreatdealofpowerinothermattersbutespeciallyinwarcanbringaboutgreatchangesinasituationthroughveryslightforces</text:p>
      <text:p text:style-name="P2"><text:s text:c="4"/>Duration: 0.031126</text:p>
      <text:p text:style-name="P2"><text:s text:c="4"/>Key Length: 3</text:p>
      <text:p text:style-name="P2"/>
      <text:p text:style-name="P2">3. Decrypted: experienceistheteacherofallthings</text:p>
      <text:p text:style-name="P2"><text:s text:c="4"/>Duration: 0.889804</text:p>
      <text:p text:style-name="P2"><text:s text:c="4"/>Key Length: 4</text:p>
      <text:p text:style-name="P2"/>
      <text:p text:style-name="P2">4. Decrypted: imaginationismoreimportantthanknowledge</text:p>
      <text:p text:style-name="P2"><text:s text:c="4"/>Duration: 24.9373</text:p>
      <text:p text:style-name="P2"><text:s text:c="4"/>Key Length: 5</text:p>
      <text:p text:style-name="P2"/>
      <text:p text:style-name="P3">Analysis:</text:p>
      <text:p text:style-name="P4">As we can see, key length was the main factor in determining the elapsed time for crack each key. In fact, this reflects the exponential growth rate of possible keys as the length increases. Key lengths longer than five were not attempted.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12:30:48</meta:creation-date>
    <dc:date>2013-03-26T12:36:09</dc:date>
    <meta:editing-duration>P0D</meta:editing-duration>
    <meta:editing-cycles>1</meta:editing-cycles>
    <meta:document-statistic meta:table-count="0" meta:image-count="0" meta:object-count="0" meta:page-count="1" meta:paragraph-count="17" meta:word-count="79" meta:character-count="718" meta:non-whitespace-character-count="617"/>
    <meta:generator>LibreOffice/3.5$Linux_X86_64 LibreOffice_project/350m1$Build-2</meta:generator>
  </office:meta>
</office:document-meta>
</file>